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dddddd" draw:opacity="100%" draw:textarea-horizontal-align="justify" draw:textarea-vertical-align="top" draw:auto-grow-height="false" fo:min-height="5.465cm" fo:min-width="7.755cm"/>
    </style:style>
    <style:style style:name="gr2" style:family="graphic" style:parent-style-name="standard">
      <style:graphic-properties draw:fill-color="#dddddd" draw:opacity="100%" draw:textarea-horizontal-align="justify" draw:textarea-vertical-align="top" draw:auto-grow-height="false" fo:min-height="3.814cm" fo:min-width="4.58cm"/>
    </style:style>
    <style:style style:name="gr3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.885cm" fo:min-width="1.406cm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</style:style>
    <style:style style:name="gr6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</style:style>
    <style:style style:name="gr7" style:family="graphic" style:parent-style-name="standard">
      <style:graphic-properties draw:fill-color="#dddddd" draw:textarea-horizontal-align="justify" draw:textarea-vertical-align="top" draw:auto-grow-height="false" fo:min-height="2.29cm" fo:min-width="4.58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</style:style>
    <style:style style:name="gr10" style:family="graphic" style:parent-style-name="objectwithoutfill">
      <style:graphic-properties svg:stroke-color="#808080" draw:marker-end="Arrow" draw:marker-end-width="0.3cm" draw:fill="none" draw:textarea-vertical-align="middle"/>
    </style:style>
    <style:style style:name="gr11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</style:style>
    <style:style style:name="gr12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</style:style>
    <style:style style:name="gr13" style:family="graphic" style:parent-style-name="standard">
      <style:graphic-properties draw:fill-color="#fff9ae" draw:textarea-horizontal-align="justify" draw:textarea-vertical-align="top" draw:auto-grow-height="false" fo:min-height="0.512cm" fo:min-width="3.31cm"/>
    </style:style>
    <style:style style:name="gr14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</style:style>
    <style:style style:name="gr15" style:family="graphic" style:parent-style-name="standard">
      <style:graphic-properties draw:fill-color="#000000" draw:textarea-horizontal-align="justify" draw:textarea-vertical-align="middle" draw:auto-grow-height="false" fo:min-height="0.647cm" fo:min-width="3.946cm"/>
    </style:style>
    <style:style style:name="P1" style:family="paragraph">
      <style:paragraph-properties fo:text-align="start" style:writing-mode="lr-tb"/>
      <style:text-properties fo:font-size="10pt" style:font-size-asian="10pt" style:font-size-complex="10pt"/>
    </style:style>
    <style:style style:name="P2" style:family="paragraph">
      <style:paragraph-properties fo:text-align="center" style:writing-mode="lr-tb"/>
      <style:text-properties fo:font-size="10pt" style:font-size-asian="10pt" style:font-size-complex="10pt"/>
    </style:style>
    <style:style style:name="P3" style:family="paragraph">
      <style:paragraph-properties fo:text-align="center" style:writing-mode="lr-tb"/>
      <style:text-properties fo:color="#ffffff" fo:font-size="10pt" style:font-size-asian="10pt" style:font-size-complex="10pt"/>
    </style:style>
    <style:style style:name="P4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255cm" svg:height="5.715cm" svg:x="1cm" svg:y="10.525cm">
          <text:p text:style-name="P1"><text:span text:style-name="T1">Replicated docker containers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08cm" svg:height="4.064cm" svg:x="7.35cm" svg:y="1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5.08cm" svg:height="2.54cm" svg:x="7.35cm" svg:y="7.35cm">
          <text:p text:style-name="P1"><text:span text:style-name="T1">Docker container:</text:span></text:p>
          <text:p text:style-name="P1"><text:span text:style-name="T1">bitnami/zookeeper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08cm" svg:height="2.54cm" svg:x="1cm" svg:y="7.35cm">
          <text:p text:style-name="P1"><text:span text:style-name="T1">Docker container:</text:span></text:p>
          <text:p text:style-name="P1"><text:span text:style-name="T1">bitnami/kafka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08cm" svg:height="2.54cm" svg:x="1cm" svg:y="4.175cm">
          <text:p text:style-name="P1"><text:span text:style-name="T1">Docker container:</text:span><text:span text:style-name="T1"><text:line-break/></text:span><text:span text:style-name="T1">senzing/stream-producer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08cm" svg:height="2.54cm" svg:x="1cm" svg:y="16.875cm">
          <text:p text:style-name="P1"><text:span text:style-name="T1">Docker container:</text:span></text:p>
          <text:p text:style-name="P1"><text:span text:style-name="T1">postgres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08cm" svg:height="2.54cm" svg:x="1cm" svg:y="20.05cm">
          <text:p text:style-name="P1"><text:span text:style-name="T1">Docker container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08cm" svg:height="2.54cm" svg:x="3.667cm" svg:y="11.203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08cm" svg:height="2.54cm" svg:x="2.524cm" svg:y="12.239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08cm" svg:height="2.54cm" svg:x="1.391cm" svg:y="13.207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905cm" svg:height="1.816cm" svg:x="3.794cm" svg:y="17.318cm">
          <text:p text:style-name="P2"><text:span text:style-name="T2">postgre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3" draw:layer="layout" svg:width="4.445cm" svg:height="0.762cm" svg:x="1.262cm" svg:y="5.478cm">
          <text:p text:style-name="P3"><text:span text:style-name="T2">stream-producer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4.445cm" svg:height="1.09cm" svg:x="1.632cm" svg:y="14.308cm">
          <text:p text:style-name="P3"><text:span text:style-name="T2">stream-loader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08cm" svg:height="2.54cm" svg:x="1cm" svg:y="1cm">
          <text:p text:style-name="P1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5.318cm" svg:y1="2.778cm" svg:x2="5.318cm" svg:y2="5.445cm">
          <text:p/>
        </draw:line>
        <draw:line draw:style-name="gr8" draw:text-style-name="P4" draw:layer="layout" svg:x1="5.321cm" svg:y1="6.342cm" svg:x2="5.318cm" svg:y2="8.493cm">
          <text:p/>
        </draw:line>
        <draw:custom-shape draw:style-name="gr9" draw:text-style-name="P3" draw:layer="layout" svg:width="4.445cm" svg:height="0.762cm" svg:x="1.362cm" svg:y="8.643cm">
          <text:p text:style-name="P3"><text:span text:style-name="T2">kafka</text:span></text:p>
          <draw:enhanced-geometry svg:viewBox="0 0 21600 21600" draw:type="rectangle" draw:enhanced-path="M 0 0 L 21600 0 21600 21600 0 21600 0 0 Z N"/>
        </draw:custom-shape>
        <draw:line draw:style-name="gr10" draw:text-style-name="P4" draw:layer="layout" svg:x1="5.709cm" svg:y1="9.128cm" svg:x2="7.614cm" svg:y2="9.128cm">
          <text:p/>
        </draw:line>
        <draw:custom-shape draw:style-name="gr9" draw:text-style-name="P3" draw:layer="layout" svg:width="4.445cm" svg:height="0.762cm" svg:x="7.662cm" svg:y="8.643cm">
          <text:p text:style-name="P3"><text:span text:style-name="T2">zookeeper</text:span>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5.319cm" svg:y1="9.442cm" svg:x2="5.318cm" svg:y2="14.208cm">
          <text:p/>
        </draw:line>
        <draw:line draw:style-name="gr8" draw:text-style-name="P4" draw:layer="layout" svg:x1="5.318cm" svg:y1="15.383cm" svg:x2="5.318cm" svg:y2="17.637cm">
          <text:p/>
        </draw:line>
        <draw:custom-shape draw:style-name="gr11" draw:text-style-name="P3" draw:layer="layout" svg:width="3.81cm" svg:height="0.762cm" svg:x="7.904cm" svg:y="2.878cm">
          <text:p text:style-name="P3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3.81cm" svg:height="0.762cm" svg:x="7.904cm" svg:y="3.894cm">
          <text:p text:style-name="P3"><text:span text:style-name="T2">Open source</text:span>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3.81cm" svg:height="0.762cm" svg:x="7.904cm" svg:y="1.878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4.445cm" svg:height="0.762cm" svg:x="1.254cm" svg:y="2.143cm">
          <text:p text:style-name="P3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1" draw:layer="layout" svg:width="5.08cm" svg:height="2.54cm" svg:x="7.3cm" svg:y="20.05cm">
          <text:p text:style-name="P1"><text:span text:style-name="T1">Docker container:</text:span></text:p>
          <text:p text:style-name="P1"><text:span text:style-name="T1">dpage/pgadmin4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4.445cm" svg:height="1.016cm" svg:x="7.554cm" svg:y="21.139cm">
          <text:p text:style-name="P3"><text:span text:style-name="T2">pgAdmin</text:span><text:span text:style-name="T2"><text:line-break/></text:span><text:span text:style-name="T2">web pag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8" draw:text-style-name="P4" draw:layer="layout" svg:x1="5.445cm" svg:y1="18.907cm" svg:x2="7.604cm" svg:y2="21.32cm">
          <text:p/>
        </draw:line>
        <draw:custom-shape draw:style-name="gr5" draw:text-style-name="P3" draw:layer="layout" svg:width="4.445cm" svg:height="0.762cm" svg:x="1.254cm" svg:y="21.454cm">
          <text:p text:style-name="P3"><text:span text:style-name="T2">senzing-api-server</text:span>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5.318cm" svg:y1="19.08cm" svg:x2="5.318cm" svg:y2="21.701cm">
          <text:p/>
        </draw:line>
        <draw:custom-shape draw:style-name="gr3" draw:text-style-name="P1" draw:layer="layout" svg:width="5.08cm" svg:height="2.54cm" svg:x="1cm" svg:y="23.225cm">
          <text:p text:style-name="P1"><text:span text:style-name="T1">Docker container:</text:span></text:p>
          <text:p text:style-name="P1"><text:span text:style-name="T1">senzing/entity-search-web-app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.445cm" svg:height="0.762cm" svg:x="1.254cm" svg:y="24.629cm">
          <text:p text:style-name="P3"><text:span text:style-name="T2">entity-search-web-app</text:span>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5.318cm" svg:y1="22.18cm" svg:x2="5.318cm" svg:y2="24.801cm">
          <text:p/>
        </draw:line>
        <draw:custom-shape draw:style-name="gr3" draw:text-style-name="P1" draw:layer="layout" svg:width="5.08cm" svg:height="2.54cm" svg:x="7.35cm" svg:y="16.875cm">
          <text:p text:style-name="P1"><text:span text:style-name="T1">Docker container:</text:span></text:p>
          <text:p text:style-name="P1"><text:span text:style-name="T1">senzing/redoer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4.445cm" svg:height="0.762cm" svg:x="7.662cm" svg:y="18.168cm">
          <text:p text:style-name="P3"><text:span text:style-name="T2">redoer</text:span></text:p>
          <draw:enhanced-geometry svg:viewBox="0 0 21600 21600" draw:type="rectangle" draw:enhanced-path="M 0 0 L 21600 0 21600 21600 0 21600 0 0 Z N"/>
        </draw:custom-shape>
        <draw:line draw:style-name="gr10" draw:text-style-name="P4" draw:layer="layout" svg:x1="7.782cm" svg:y1="18.528cm" svg:x2="5.75cm" svg:y2="18.52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6.9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12-13T17:08:09.745175916</meta:creation-date>
    <dc:date>2022-06-07T09:31:59</dc:date>
    <meta:editing-duration>PT55M51S</meta:editing-duration>
    <meta:editing-cycles>27</meta:editing-cycles>
    <meta:generator>OpenOffice/4.1.12$Unix OpenOffice.org_project/4112m1$Build-9809</meta:generator>
    <dc:creator>noR nnyL</dc:creator>
    <meta:document-statistic meta:object-count="36"/>
  </office:meta>
</office:document-meta>
</file>